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22.71pt"/>
    </style:style>
    <style:style style:name="co9" style:family="table-column">
      <style:table-column-properties fo:break-before="auto" style:column-width="139.69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6.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114.46pt"/>
    </style:style>
    <style:style style:name="co17" style:family="table-column">
      <style:table-column-properties fo:break-before="auto" style:column-width="105.99pt"/>
    </style:style>
    <style:style style:name="co18" style:family="table-column">
      <style:table-column-properties fo:break-before="auto" style:column-width="79.74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224.84pt"/>
    </style:style>
    <style:style style:name="co21" style:family="table-column">
      <style:table-column-properties fo:break-before="auto" style:column-width="150.75pt"/>
    </style:style>
    <style:style style:name="co22" style:family="table-column">
      <style:table-column-properties fo:break-before="auto" style:column-width="67.41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00"/>
    </style:style>
    <style:style style:name="ce11" style:family="table-cell" style:parent-style-name="Default" style:data-style-name="N1">
      <style:table-cell-properties fo:background-color="#66ff00"/>
    </style:style>
    <style:style style:name="ce12" style:family="table-cell" style:parent-style-name="Default" style:data-style-name="N1">
      <style:table-cell-properties fo:background-color="#ff3333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ackground-color="#66ff00"/>
    </style:style>
    <style:style style:name="ce17" style:family="table-cell" style:parent-style-name="Default" style:data-style-name="N0">
      <style:table-cell-properties fo:background-color="#ff3333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pt"/>
    </style:style>
    <style:style style:name="ce19" style:family="table-cell" style:parent-style-name="Default">
      <style:table-cell-properties fo:background-color="#ff3333" fo:border="1.5pt solid #000000"/>
    </style:style>
    <style:style style:name="ce20" style:family="table-cell" style:parent-style-name="Default">
      <style:table-cell-properties fo:background-color="#66ff00" fo:border="1.5pt solid #000000"/>
    </style:style>
    <style:style style:name="ce21" style:family="table-cell" style:parent-style-name="Default">
      <style:table-cell-properties fo:background-color="#ffff00" fo:border="1.5pt solid #000000"/>
    </style:style>
    <style:style style:name="ce22" style:family="table-cell" style:parent-style-name="Default">
      <style:table-cell-properties fo:border-bottom="none" fo:border-left="none" fo:border-right="none" fo:border-top="1.5pt solid #000000"/>
    </style:style>
    <style:style style:name="ce23" style:family="table-cell" style:parent-style-name="Default">
      <style:table-cell-properties fo:border="1.5pt solid #000000"/>
    </style:style>
    <style:style style:name="ce24" style:family="table-cell" style:parent-style-name="Default">
      <style:table-cell-properties fo:border-bottom="1.5pt solid #000000" fo:border-left="none" fo:border-right="none" fo:border-top="1.5pt solid #000000"/>
    </style:style>
    <style:style style:name="ce25" style:family="table-cell" style:parent-style-name="Default">
      <style:table-cell-properties fo:border-bottom="none" fo:border-left="none" fo:border-right="1.5pt solid #000000" fo:border-top="1.5pt solid #000000"/>
    </style:style>
    <style:style style:name="ce26" style:family="table-cell" style:parent-style-name="Default">
      <style:table-cell-properties fo:border-bottom="1.5pt solid #000000" fo:border-left="none" fo:border-right="1.5pt solid #000000" fo:border-top="1.5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ristalli</text:p>
          </table:table-cell>
          <table:table-cell office:value-type="string" calcext:value-type="string">
            <text:p>Rc [m]</text:p>
          </table:table-cell>
          <table:table-cell office:value-type="string" calcext:value-type="string">
            <text:p>Ld [m]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STF45</text:p>
          </table:table-cell>
          <table:table-cell office:value-type="float" office:value="13.33" calcext:value-type="float">
            <text:p>13.33</text:p>
          </table:table-cell>
          <table:table-cell table:style-name="ce2" office:value-type="float" office:value="0.00140805" calcext:value-type="float">
            <text:p>0.00140805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TF49</text:p>
          </table:table-cell>
          <table:table-cell office:value-type="float" office:value="2.96" calcext:value-type="float">
            <text:p>2.9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TF3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TF47</text:p>
          </table:table-cell>
          <table:table-cell office:value-type="float" office:value="68.89" calcext:value-type="float">
            <text:p>68.89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TF51</text:p>
          </table:table-cell>
          <table:table-cell office:value-type="float" office:value="66.67" calcext:value-type="float">
            <text:p>66.6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QMP27</text:p>
          </table:table-cell>
          <table:table-cell office:value-type="float" office:value="15.26" calcext:value-type="float">
            <text:p>15.2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QMP29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QMP32</text:p>
          </table:table-cell>
          <table:table-cell office:value-type="float" office:value="5.48" calcext:value-type="float">
            <text:p>5.48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ON USARE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TF50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TF48</text:p>
          </table:table-cell>
          <table:table-cell table:number-columns-repeated="1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office:value-type="string" calcext:value-type="string">
            <text:p>#Crystal</text:p>
          </table:table-cell>
          <table:table-cell office:value-type="string" calcext:value-type="string">
            <text:p>raggio_curvatura5[m]</text:p>
          </table:table-cell>
          <table:table-cell office:value-type="string" calcext:value-type="string">
            <text:p>raggio_curvatura5_err[m]</text:p>
          </table:table-cell>
          <table:table-cell office:value-type="string" calcext:value-type="string">
            <text:p>raggio_curvatura10[m]</text:p>
          </table:table-cell>
          <table:table-cell office:value-type="string" calcext:value-type="string">
            <text:p>raggio_curvatura10_err[m]</text:p>
          </table:table-cell>
          <table:table-cell office:value-type="string" calcext:value-type="string">
            <text:p>bending_angle5[microrad]</text:p>
          </table:table-cell>
          <table:table-cell office:value-type="string" calcext:value-type="string">
            <text:p>bending_angle5_err[microrad]</text:p>
          </table:table-cell>
          <table:table-cell office:value-type="string" calcext:value-type="string">
            <text:p>bending_angle10[microrad]</text:p>
          </table:table-cell>
          <table:table-cell office:value-type="string" calcext:value-type="string">
            <text:p>bending_angle10_err[microrad]</text:p>
          </table:table-cell>
          <table:table-cell office:value-type="string" calcext:value-type="string">
            <text:p>thickness[mm]</text:p>
          </table:table-cell>
          <table:table-cell office:value-type="string" calcext:value-type="string">
            <text:p>dechanneling_lenght5[m]</text:p>
          </table:table-cell>
          <table:table-cell office:value-type="string" calcext:value-type="string">
            <text:p>dechanneling_lenght5_err[m]</text:p>
          </table:table-cell>
          <table:table-cell office:value-type="string" calcext:value-type="string">
            <text:p>dechanneling_lenght10[m]</text:p>
          </table:table-cell>
          <table:table-cell office:value-type="string" calcext:value-type="string">
            <text:p>dechanneling_lenght10_err[m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3.23586" calcext:value-type="float">
            <text:p>3.23586</text:p>
          </table:table-cell>
          <table:table-cell office:value-type="float" office:value="0.000514097" calcext:value-type="float">
            <text:p>0.000514097</text:p>
          </table:table-cell>
          <table:table-cell office:value-type="float" office:value="3.24238" calcext:value-type="float">
            <text:p>3.24238</text:p>
          </table:table-cell>
          <table:table-cell office:value-type="float" office:value="0.000505788" calcext:value-type="float">
            <text:p>0.000505788</text:p>
          </table:table-cell>
          <table:table-cell table:number-columns-repeated="2" office:value-type="float" office:value="247.229" calcext:value-type="float">
            <text:p>247.229</text:p>
          </table:table-cell>
          <table:table-cell table:number-columns-repeated="2" office:value-type="float" office:value="246.732" calcext:value-type="float">
            <text:p>246.732</text:p>
          </table:table-cell>
          <table:table-cell office:value-type="float" office:value="0.8" calcext:value-type="float">
            <text:p>0.8</text:p>
          </table:table-cell>
          <table:table-cell office:value-type="float" office:value="0.000185475" calcext:value-type="float">
            <text:p>0.000185475</text:p>
          </table:table-cell>
          <table:table-cell table:style-name="ce3" office:value-type="float" office:value="0.0000032624" calcext:value-type="float">
            <text:p>3.26E-06</text:p>
          </table:table-cell>
          <table:table-cell office:value-type="float" office:value="0.000183737" calcext:value-type="float">
            <text:p>0.000183737</text:p>
          </table:table-cell>
          <table:table-cell table:style-name="ce3" office:value-type="float" office:value="0.00000260154" calcext:value-type="float">
            <text:p>2.60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6087" calcext:value-type="float">
            <text:p>5.6087</text:p>
          </table:table-cell>
          <table:table-cell office:value-type="float" office:value="0.00245707" calcext:value-type="float">
            <text:p>0.00245707</text:p>
          </table:table-cell>
          <table:table-cell office:value-type="float" office:value="5.60622" calcext:value-type="float">
            <text:p>5.60622</text:p>
          </table:table-cell>
          <table:table-cell office:value-type="float" office:value="0.00215319" calcext:value-type="float">
            <text:p>0.00215319</text:p>
          </table:table-cell>
          <table:table-cell table:number-columns-repeated="2" office:value-type="float" office:value="171.163" calcext:value-type="float">
            <text:p>171.163</text:p>
          </table:table-cell>
          <table:table-cell table:number-columns-repeated="2" office:value-type="float" office:value="171.238" calcext:value-type="float">
            <text:p>171.238</text:p>
          </table:table-cell>
          <table:table-cell office:value-type="float" office:value="0.96" calcext:value-type="float">
            <text:p>0.96</text:p>
          </table:table-cell>
          <table:table-cell office:value-type="float" office:value="0.000454226" calcext:value-type="float">
            <text:p>0.000454226</text:p>
          </table:table-cell>
          <table:table-cell table:style-name="ce3" office:value-type="float" office:value="0.0000443452" calcext:value-type="float">
            <text:p>4.43E-05</text:p>
          </table:table-cell>
          <table:table-cell office:value-type="float" office:value="0.000427641" calcext:value-type="float">
            <text:p>0.000427641</text:p>
          </table:table-cell>
          <table:table-cell table:style-name="ce3" office:value-type="float" office:value="0.0000310202" calcext:value-type="float">
            <text:p>3.10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F45</text:p>
          </table:table-cell>
          <table:table-cell office:value-type="float" office:value="13.8249" calcext:value-type="float">
            <text:p>13.8249</text:p>
          </table:table-cell>
          <table:table-cell office:value-type="float" office:value="0.00558189" calcext:value-type="float">
            <text:p>0.00558189</text:p>
          </table:table-cell>
          <table:table-cell office:value-type="float" office:value="13.868" calcext:value-type="float">
            <text:p>13.868</text:p>
          </table:table-cell>
          <table:table-cell office:value-type="float" office:value="0.00474658" calcext:value-type="float">
            <text:p>0.00474658</text:p>
          </table:table-cell>
          <table:table-cell table:number-columns-repeated="2" office:value-type="float" office:value="144.667" calcext:value-type="float">
            <text:p>144.667</text:p>
          </table:table-cell>
          <table:table-cell table:number-columns-repeated="2" office:value-type="float" office:value="144.216" calcext:value-type="float">
            <text:p>144.216</text:p>
          </table:table-cell>
          <table:table-cell office:value-type="float" office:value="2" calcext:value-type="float">
            <text:p>2</text:p>
          </table:table-cell>
          <table:table-cell office:value-type="float" office:value="0.00134114" calcext:value-type="float">
            <text:p>0.00134114</text:p>
          </table:table-cell>
          <table:table-cell office:value-type="float" office:value="0.000123339" calcext:value-type="float">
            <text:p>0.000123339</text:p>
          </table:table-cell>
          <table:table-cell office:value-type="float" office:value="0.0013163" calcext:value-type="float">
            <text:p>0.0013163</text:p>
          </table:table-cell>
          <table:table-cell table:style-name="ce3" office:value-type="float" office:value="0.0000924025" calcext:value-type="float">
            <text:p>9.24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6.283" calcext:value-type="float">
            <text:p>16.283</text:p>
          </table:table-cell>
          <table:table-cell office:value-type="float" office:value="0.00461465" calcext:value-type="float">
            <text:p>0.00461465</text:p>
          </table:table-cell>
          <table:table-cell office:value-type="float" office:value="16.3358" calcext:value-type="float">
            <text:p>16.3358</text:p>
          </table:table-cell>
          <table:table-cell office:value-type="float" office:value="0.00402401" calcext:value-type="float">
            <text:p>0.00402401</text:p>
          </table:table-cell>
          <table:table-cell table:number-columns-repeated="2" office:value-type="float" office:value="108.702" calcext:value-type="float">
            <text:p>108.702</text:p>
          </table:table-cell>
          <table:table-cell table:number-columns-repeated="2" office:value-type="float" office:value="108.351" calcext:value-type="float">
            <text:p>108.351</text:p>
          </table:table-cell>
          <table:table-cell office:value-type="float" office:value="1.77" calcext:value-type="float">
            <text:p>1.77</text:p>
          </table:table-cell>
          <table:table-cell office:value-type="float" office:value="0.00139943" calcext:value-type="float">
            <text:p>0.00139943</text:p>
          </table:table-cell>
          <table:table-cell office:value-type="float" office:value="0.000101904" calcext:value-type="float">
            <text:p>0.000101904</text:p>
          </table:table-cell>
          <table:table-cell office:value-type="float" office:value="0.00134436" calcext:value-type="float">
            <text:p>0.00134436</text:p>
          </table:table-cell>
          <table:table-cell table:style-name="ce3" office:value-type="float" office:value="0.0000752712" calcext:value-type="float">
            <text:p>7.53E-05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#Crystal</text:p>
          </table:table-cell>
          <table:table-cell office:value-type="string" calcext:value-type="string">
            <text:p>raggio_curvatura5[m]</text:p>
          </table:table-cell>
          <table:table-cell office:value-type="string" calcext:value-type="string">
            <text:p>raggio_curvatura5_err[m]</text:p>
          </table:table-cell>
          <table:table-cell office:value-type="string" calcext:value-type="string">
            <text:p>raggio_curvatura10[m]</text:p>
          </table:table-cell>
          <table:table-cell office:value-type="string" calcext:value-type="string">
            <text:p>raggio_curvatura10_err[m]</text:p>
          </table:table-cell>
          <table:table-cell office:value-type="string" calcext:value-type="string">
            <text:p>bending_angle5[microrad]</text:p>
          </table:table-cell>
          <table:table-cell office:value-type="string" calcext:value-type="string">
            <text:p>bending_angle5_err[microrad]</text:p>
          </table:table-cell>
          <table:table-cell office:value-type="string" calcext:value-type="string">
            <text:p>bending_angle10[microrad]</text:p>
          </table:table-cell>
          <table:table-cell office:value-type="string" calcext:value-type="string">
            <text:p>bending_angle10_err[microrad]</text:p>
          </table:table-cell>
          <table:table-cell office:value-type="string" calcext:value-type="string">
            <text:p>thickness[mm]</text:p>
          </table:table-cell>
          <table:table-cell office:value-type="string" calcext:value-type="string">
            <text:p>slopeDc5[1/microrad]</text:p>
          </table:table-cell>
          <table:table-cell office:value-type="string" calcext:value-type="string">
            <text:p>slopeDc5_err[1/microrad]</text:p>
          </table:table-cell>
          <table:table-cell office:value-type="string" calcext:value-type="string">
            <text:p>slopeDc10[1/microrad]</text:p>
          </table:table-cell>
          <table:table-cell office:value-type="string" calcext:value-type="string">
            <text:p>slopeDc10_err[1/microrad]</text:p>
          </table:table-cell>
          <table:table-cell office:value-type="string" calcext:value-type="string">
            <text:p>dechanneling_lenght5[m]</text:p>
          </table:table-cell>
          <table:table-cell office:value-type="string" calcext:value-type="string">
            <text:p>dechanneling_lenght5_err[m]</text:p>
          </table:table-cell>
          <table:table-cell office:value-type="string" calcext:value-type="string">
            <text:p>dechanneling_lenght10[m]</text:p>
          </table:table-cell>
          <table:table-cell office:value-type="string" calcext:value-type="string">
            <text:p>dechanneling_lenght10_err[m]</text:p>
          </table:table-cell>
        </table:table-row>
        <table:table-row table:style-name="ro1">
          <table:table-cell office:value-type="string" calcext:value-type="string">
            <text:p>QMP25</text:p>
          </table:table-cell>
          <table:table-cell office:value-type="float" office:value="12.2702" calcext:value-type="float">
            <text:p>12.2702</text:p>
          </table:table-cell>
          <table:table-cell office:value-type="float" office:value="0.00456176" calcext:value-type="float">
            <text:p>0.00456176</text:p>
          </table:table-cell>
          <table:table-cell office:value-type="float" office:value="12.2812" calcext:value-type="float">
            <text:p>12.2812</text:p>
          </table:table-cell>
          <table:table-cell office:value-type="float" office:value="0.00352125" calcext:value-type="float">
            <text:p>0.00352125</text:p>
          </table:table-cell>
          <table:table-cell office:value-type="float" office:value="171.146" calcext:value-type="float">
            <text:p>171.146</text:p>
          </table:table-cell>
          <table:table-cell office:value-type="float" office:value="0.0636278" calcext:value-type="float">
            <text:p>0.0636278</text:p>
          </table:table-cell>
          <table:table-cell office:value-type="float" office:value="170.993" calcext:value-type="float">
            <text:p>170.993</text:p>
          </table:table-cell>
          <table:table-cell office:value-type="float" office:value="0.0490271" calcext:value-type="float">
            <text:p>0.0490271</text:p>
          </table:table-cell>
          <table:table-cell office:value-type="float" office:value="2.1" calcext:value-type="float">
            <text:p>2.1</text:p>
          </table:table-cell>
          <table:table-cell office:value-type="float" office:value="-0.00799639" calcext:value-type="float">
            <text:p>-0.00799639</text:p>
          </table:table-cell>
          <table:table-cell office:value-type="float" office:value="0.000479327" calcext:value-type="float">
            <text:p>0.000479327</text:p>
          </table:table-cell>
          <table:table-cell office:value-type="float" office:value="-0.00878263" calcext:value-type="float">
            <text:p>-0.00878263</text:p>
          </table:table-cell>
          <table:table-cell office:value-type="float" office:value="0.000385552" calcext:value-type="float">
            <text:p>0.000385552</text:p>
          </table:table-cell>
          <table:table-cell office:value-type="float" office:value="0.00153447" calcext:value-type="float">
            <text:p>0.00153447</text:p>
          </table:table-cell>
          <table:table-cell table:style-name="ce3" office:value-type="float" office:value="0.0000919822" calcext:value-type="float">
            <text:p>9.20E-05</text:p>
          </table:table-cell>
          <table:table-cell office:value-type="float" office:value="0.00139835" calcext:value-type="float">
            <text:p>0.00139835</text:p>
          </table:table-cell>
          <table:table-cell table:style-name="ce3" office:value-type="float" office:value="0.000061388" calcext:value-type="float">
            <text:p>6.14E-05</text:p>
          </table:table-cell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6.283" calcext:value-type="float">
            <text:p>16.283</text:p>
          </table:table-cell>
          <table:table-cell office:value-type="float" office:value="0.00451501" calcext:value-type="float">
            <text:p>0.00451501</text:p>
          </table:table-cell>
          <table:table-cell office:value-type="float" office:value="16.338" calcext:value-type="float">
            <text:p>16.338</text:p>
          </table:table-cell>
          <table:table-cell office:value-type="float" office:value="0.00391205" calcext:value-type="float">
            <text:p>0.00391205</text:p>
          </table:table-cell>
          <table:table-cell office:value-type="float" office:value="108.703" calcext:value-type="float">
            <text:p>108.703</text:p>
          </table:table-cell>
          <table:table-cell office:value-type="float" office:value="0.0301415" calcext:value-type="float">
            <text:p>0.0301415</text:p>
          </table:table-cell>
          <table:table-cell office:value-type="float" office:value="108.336" calcext:value-type="float">
            <text:p>108.336</text:p>
          </table:table-cell>
          <table:table-cell office:value-type="float" office:value="0.0259405" calcext:value-type="float">
            <text:p>0.0259405</text:p>
          </table:table-cell>
          <table:table-cell office:value-type="float" office:value="1.77" calcext:value-type="float">
            <text:p>1.77</text:p>
          </table:table-cell>
          <table:table-cell office:value-type="float" office:value="-0.0122986" calcext:value-type="float">
            <text:p>-0.0122986</text:p>
          </table:table-cell>
          <table:table-cell office:value-type="float" office:value="0.00072656" calcext:value-type="float">
            <text:p>0.00072656</text:p>
          </table:table-cell>
          <table:table-cell office:value-type="float" office:value="-0.0126209" calcext:value-type="float">
            <text:p>-0.0126209</text:p>
          </table:table-cell>
          <table:table-cell office:value-type="float" office:value="0.00063369" calcext:value-type="float">
            <text:p>0.00063369</text:p>
          </table:table-cell>
          <table:table-cell office:value-type="float" office:value="0.00132397" calcext:value-type="float">
            <text:p>0.00132397</text:p>
          </table:table-cell>
          <table:table-cell table:style-name="ce3" office:value-type="float" office:value="0.0000782167" calcext:value-type="float">
            <text:p>7.82E-05</text:p>
          </table:table-cell>
          <table:table-cell office:value-type="float" office:value="0.00129452" calcext:value-type="float">
            <text:p>0.00129452</text:p>
          </table:table-cell>
          <table:table-cell table:style-name="ce3" office:value-type="float" office:value="0.0000649977" calcext:value-type="float">
            <text:p>6.50E-05</text:p>
          </table:table-cell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60939" calcext:value-type="float">
            <text:p>5.60939</text:p>
          </table:table-cell>
          <table:table-cell office:value-type="float" office:value="0.00246764" calcext:value-type="float">
            <text:p>0.00246764</text:p>
          </table:table-cell>
          <table:table-cell office:value-type="float" office:value="5.6067" calcext:value-type="float">
            <text:p>5.6067</text:p>
          </table:table-cell>
          <table:table-cell office:value-type="float" office:value="0.00213826" calcext:value-type="float">
            <text:p>0.00213826</text:p>
          </table:table-cell>
          <table:table-cell office:value-type="float" office:value="171.142" calcext:value-type="float">
            <text:p>171.142</text:p>
          </table:table-cell>
          <table:table-cell office:value-type="float" office:value="0.0752873" calcext:value-type="float">
            <text:p>0.0752873</text:p>
          </table:table-cell>
          <table:table-cell office:value-type="float" office:value="171.224" calcext:value-type="float">
            <text:p>171.224</text:p>
          </table:table-cell>
          <table:table-cell office:value-type="float" office:value="0.0653007" calcext:value-type="float">
            <text:p>0.0653007</text:p>
          </table:table-cell>
          <table:table-cell office:value-type="float" office:value="0.96" calcext:value-type="float">
            <text:p>0.96</text:p>
          </table:table-cell>
          <table:table-cell office:value-type="float" office:value="-0.0117198" calcext:value-type="float">
            <text:p>-0.0117198</text:p>
          </table:table-cell>
          <table:table-cell office:value-type="float" office:value="0.000953206" calcext:value-type="float">
            <text:p>0.000953206</text:p>
          </table:table-cell>
          <table:table-cell office:value-type="float" office:value="-0.0131621" calcext:value-type="float">
            <text:p>-0.0131621</text:p>
          </table:table-cell>
          <table:table-cell office:value-type="float" office:value="0.000932689" calcext:value-type="float">
            <text:p>0.000932689</text:p>
          </table:table-cell>
          <table:table-cell office:value-type="float" office:value="0.000478623" calcext:value-type="float">
            <text:p>0.000478623</text:p>
          </table:table-cell>
          <table:table-cell table:style-name="ce3" office:value-type="float" office:value="0.0000389283" calcext:value-type="float">
            <text:p>3.89E-05</text:p>
          </table:table-cell>
          <table:table-cell office:value-type="float" office:value="0.000425973" calcext:value-type="float">
            <text:p>0.000425973</text:p>
          </table:table-cell>
          <table:table-cell table:style-name="ce3" office:value-type="float" office:value="0.0000301856" calcext:value-type="float">
            <text:p>3.02E-05</text:p>
          </table:table-cell>
        </table:table-row>
        <table:table-row table:style-name="ro1">
          <table:table-cell office:value-type="string" calcext:value-type="string">
            <text:p>QMP36</text:p>
          </table:table-cell>
          <table:table-cell office:value-type="float" office:value="2.95366" calcext:value-type="float">
            <text:p>2.95366</text:p>
          </table:table-cell>
          <table:table-cell office:value-type="float" office:value="0.0032291" calcext:value-type="float">
            <text:p>0.0032291</text:p>
          </table:table-cell>
          <table:table-cell office:value-type="float" office:value="2.95253" calcext:value-type="float">
            <text:p>2.95253</text:p>
          </table:table-cell>
          <table:table-cell office:value-type="float" office:value="0.0024047" calcext:value-type="float">
            <text:p>0.0024047</text:p>
          </table:table-cell>
          <table:table-cell office:value-type="float" office:value="169.281" calcext:value-type="float">
            <text:p>169.281</text:p>
          </table:table-cell>
          <table:table-cell office:value-type="float" office:value="0.185067" calcext:value-type="float">
            <text:p>0.185067</text:p>
          </table:table-cell>
          <table:table-cell office:value-type="float" office:value="169.347" calcext:value-type="float">
            <text:p>169.347</text:p>
          </table:table-cell>
          <table:table-cell office:value-type="float" office:value="0.137925" calcext:value-type="float">
            <text:p>0.137925</text:p>
          </table:table-cell>
          <table:table-cell office:value-type="float" office:value="0.5" calcext:value-type="float">
            <text:p>0.5</text:p>
          </table:table-cell>
          <table:table-cell office:value-type="float" office:value="-0.0212039" calcext:value-type="float">
            <text:p>-0.0212039</text:p>
          </table:table-cell>
          <table:table-cell office:value-type="float" office:value="0.00158799" calcext:value-type="float">
            <text:p>0.00158799</text:p>
          </table:table-cell>
          <table:table-cell office:value-type="float" office:value="-0.021471" calcext:value-type="float">
            <text:p>-0.021471</text:p>
          </table:table-cell>
          <table:table-cell office:value-type="float" office:value="0.00127367" calcext:value-type="float">
            <text:p>0.00127367</text:p>
          </table:table-cell>
          <table:table-cell office:value-type="float" office:value="0.000139298" calcext:value-type="float">
            <text:p>0.000139298</text:p>
          </table:table-cell>
          <table:table-cell table:style-name="ce3" office:value-type="float" office:value="0.0000104334" calcext:value-type="float">
            <text:p>1.04E-05</text:p>
          </table:table-cell>
          <table:table-cell office:value-type="float" office:value="0.000137513" calcext:value-type="float">
            <text:p>0.000137513</text:p>
          </table:table-cell>
          <table:table-cell table:style-name="ce3" office:value-type="float" office:value="0.0000081581" calcext:value-type="float">
            <text:p>8.16E-06</text:p>
          </table:table-cell>
        </table:table-row>
        <table:table-row table:style-name="ro1">
          <table:table-cell office:value-type="string" calcext:value-type="string">
            <text:p>STF38</text:p>
          </table:table-cell>
          <table:table-cell office:value-type="float" office:value="8.9012" calcext:value-type="float">
            <text:p>8.9012</text:p>
          </table:table-cell>
          <table:table-cell office:value-type="float" office:value="0.00263107" calcext:value-type="float">
            <text:p>0.00263107</text:p>
          </table:table-cell>
          <table:table-cell office:value-type="float" office:value="8.94622" calcext:value-type="float">
            <text:p>8.94622</text:p>
          </table:table-cell>
          <table:table-cell office:value-type="float" office:value="0.00218178" calcext:value-type="float">
            <text:p>0.00218178</text:p>
          </table:table-cell>
          <table:table-cell office:value-type="float" office:value="212.331" calcext:value-type="float">
            <text:p>212.331</text:p>
          </table:table-cell>
          <table:table-cell office:value-type="float" office:value="0.062762" calcext:value-type="float">
            <text:p>0.062762</text:p>
          </table:table-cell>
          <table:table-cell office:value-type="float" office:value="211.262" calcext:value-type="float">
            <text:p>211.262</text:p>
          </table:table-cell>
          <table:table-cell office:value-type="float" office:value="0.0515222" calcext:value-type="float">
            <text:p>0.0515222</text:p>
          </table:table-cell>
          <table:table-cell office:value-type="float" office:value="1.89" calcext:value-type="float">
            <text:p>1.89</text:p>
          </table:table-cell>
          <table:table-cell office:value-type="float" office:value="-0.00782276" calcext:value-type="float">
            <text:p>-0.00782276</text:p>
          </table:table-cell>
          <table:table-cell office:value-type="float" office:value="0.000437361" calcext:value-type="float">
            <text:p>0.000437361</text:p>
          </table:table-cell>
          <table:table-cell office:value-type="float" office:value="-0.00951676" calcext:value-type="float">
            <text:p>-0.00951676</text:p>
          </table:table-cell>
          <table:table-cell table:style-name="ce3" office:value-type="float" office:value="0.000368188" calcext:value-type="float">
            <text:p>3.68E-04</text:p>
          </table:table-cell>
          <table:table-cell office:value-type="float" office:value="0.00113786" calcext:value-type="float">
            <text:p>0.00113786</text:p>
          </table:table-cell>
          <table:table-cell table:style-name="ce3" office:value-type="float" office:value="0.0000636172" calcext:value-type="float">
            <text:p>6.36E-05</text:p>
          </table:table-cell>
          <table:table-cell office:value-type="float" office:value="0.000940048" calcext:value-type="float">
            <text:p>0.000940048</text:p>
          </table:table-cell>
          <table:table-cell table:style-name="ce3" office:value-type="float" office:value="0.0000363696" calcext:value-type="float">
            <text:p>3.64E-05</text:p>
          </table:table-cell>
        </table:table-row>
        <table:table-row table:style-name="ro1">
          <table:table-cell office:value-type="string" calcext:value-type="string">
            <text:p>STF45</text:p>
          </table:table-cell>
          <table:table-cell office:value-type="float" office:value="13.5954" calcext:value-type="float">
            <text:p>13.5954</text:p>
          </table:table-cell>
          <table:table-cell office:value-type="float" office:value="0.0107456" calcext:value-type="float">
            <text:p>0.0107456</text:p>
          </table:table-cell>
          <table:table-cell office:value-type="float" office:value="13.6642" calcext:value-type="float">
            <text:p>13.6642</text:p>
          </table:table-cell>
          <table:table-cell office:value-type="float" office:value="0.00981799" calcext:value-type="float">
            <text:p>0.00981799</text:p>
          </table:table-cell>
          <table:table-cell office:value-type="float" office:value="147.109" calcext:value-type="float">
            <text:p>147.109</text:p>
          </table:table-cell>
          <table:table-cell office:value-type="float" office:value="0.116273" calcext:value-type="float">
            <text:p>0.116273</text:p>
          </table:table-cell>
          <table:table-cell office:value-type="float" office:value="146.368" calcext:value-type="float">
            <text:p>146.368</text:p>
          </table:table-cell>
          <table:table-cell office:value-type="float" office:value="0.105168" calcext:value-type="float">
            <text:p>0.105168</text:p>
          </table:table-cell>
          <table:table-cell office:value-type="float" office:value="2" calcext:value-type="float">
            <text:p>2</text:p>
          </table:table-cell>
          <table:table-cell office:value-type="float" office:value="-0.0129163" calcext:value-type="float">
            <text:p>-0.0129163</text:p>
          </table:table-cell>
          <table:table-cell table:style-name="ce3" office:value-type="float" office:value="0.00203573" calcext:value-type="float">
            <text:p>2.04E-03</text:p>
          </table:table-cell>
          <table:table-cell office:value-type="float" office:value="-0.00970885" calcext:value-type="float">
            <text:p>-0.00970885</text:p>
          </table:table-cell>
          <table:table-cell table:style-name="ce3" office:value-type="float" office:value="0.00162619" calcext:value-type="float">
            <text:p>1.63E-03</text:p>
          </table:table-cell>
          <table:table-cell office:value-type="float" office:value="0.00105257" calcext:value-type="float">
            <text:p>0.00105257</text:p>
          </table:table-cell>
          <table:table-cell office:value-type="float" office:value="0.000165897" calcext:value-type="float">
            <text:p>0.000165897</text:p>
          </table:table-cell>
          <table:table-cell office:value-type="float" office:value="0.0014074" calcext:value-type="float">
            <text:p>0.0014074</text:p>
          </table:table-cell>
          <table:table-cell office:value-type="float" office:value="0.000235734" calcext:value-type="float">
            <text:p>0.000235734</text:p>
          </table:table-cell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3.23569" calcext:value-type="float">
            <text:p>3.23569</text:p>
          </table:table-cell>
          <table:table-cell office:value-type="float" office:value="0.000513285" calcext:value-type="float">
            <text:p>0.000513285</text:p>
          </table:table-cell>
          <table:table-cell office:value-type="float" office:value="3.24203" calcext:value-type="float">
            <text:p>3.24203</text:p>
          </table:table-cell>
          <table:table-cell office:value-type="float" office:value="0.000495354" calcext:value-type="float">
            <text:p>0.000495354</text:p>
          </table:table-cell>
          <table:table-cell office:value-type="float" office:value="247.243" calcext:value-type="float">
            <text:p>247.243</text:p>
          </table:table-cell>
          <table:table-cell office:value-type="float" office:value="0.0392207" calcext:value-type="float">
            <text:p>0.0392207</text:p>
          </table:table-cell>
          <table:table-cell office:value-type="float" office:value="246.759" calcext:value-type="float">
            <text:p>246.759</text:p>
          </table:table-cell>
          <table:table-cell office:value-type="float" office:value="0.0377025" calcext:value-type="float">
            <text:p>0.0377025</text:p>
          </table:table-cell>
          <table:table-cell office:value-type="float" office:value="0.8" calcext:value-type="float">
            <text:p>0.8</text:p>
          </table:table-cell>
          <table:table-cell office:value-type="float" office:value="-0.017525" calcext:value-type="float">
            <text:p>-0.017525</text:p>
          </table:table-cell>
          <table:table-cell office:value-type="float" office:value="0.000267854" calcext:value-type="float">
            <text:p>0.000267854</text:p>
          </table:table-cell>
          <table:table-cell office:value-type="float" office:value="-0.0181702" calcext:value-type="float">
            <text:p>-0.0181702</text:p>
          </table:table-cell>
          <table:table-cell table:style-name="ce3" office:value-type="float" office:value="0.000246119" calcext:value-type="float">
            <text:p>2.46E-04</text:p>
          </table:table-cell>
          <table:table-cell office:value-type="float" office:value="0.000184633" calcext:value-type="float">
            <text:p>0.000184633</text:p>
          </table:table-cell>
          <table:table-cell table:style-name="ce3" office:value-type="float" office:value="0.00000282211" calcext:value-type="float">
            <text:p>2.82E-06</text:p>
          </table:table-cell>
          <table:table-cell office:value-type="float" office:value="0.000178426" calcext:value-type="float">
            <text:p>0.000178426</text:p>
          </table:table-cell>
          <table:table-cell table:style-name="ce3" office:value-type="float" office:value="0.00000241696" calcext:value-type="float">
            <text:p>2.42E-06</text:p>
          </table:table-cell>
        </table:table-row>
        <table:table-row table:style-name="ro1">
          <table:table-cell office:value-type="string" calcext:value-type="string">
            <text:p>STF99</text:p>
          </table:table-cell>
          <table:table-cell office:value-type="float" office:value="16.6911" calcext:value-type="float">
            <text:p>16.6911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16.5965" calcext:value-type="float">
            <text:p>16.5965</text:p>
          </table:table-cell>
          <table:table-cell office:value-type="float" office:value="0.00111253" calcext:value-type="float">
            <text:p>0.00111253</text:p>
          </table:table-cell>
          <table:table-cell office:value-type="float" office:value="119.465" calcext:value-type="float">
            <text:p>119.465</text:p>
          </table:table-cell>
          <table:table-cell office:value-type="float" office:value="0.00852453" calcext:value-type="float">
            <text:p>0.00852453</text:p>
          </table:table-cell>
          <table:table-cell office:value-type="float" office:value="120.146" calcext:value-type="float">
            <text:p>120.146</text:p>
          </table:table-cell>
          <table:table-cell office:value-type="float" office:value="0.00805383" calcext:value-type="float">
            <text:p>0.00805383</text:p>
          </table:table-cell>
          <table:table-cell office:value-type="float" office:value="1.994" calcext:value-type="float">
            <text:p>1.994</text:p>
          </table:table-cell>
          <table:table-cell office:value-type="float" office:value="-0.0152152" calcext:value-type="float">
            <text:p>-0.0152152</text:p>
          </table:table-cell>
          <table:table-cell table:style-name="ce3" office:value-type="float" office:value="0.000154553" calcext:value-type="float">
            <text:p>1.55E-04</text:p>
          </table:table-cell>
          <table:table-cell office:value-type="float" office:value="-0.0170386" calcext:value-type="float">
            <text:p>-0.0170386</text:p>
          </table:table-cell>
          <table:table-cell table:style-name="ce3" office:value-type="float" office:value="0.000140477" calcext:value-type="float">
            <text:p>1.40E-04</text:p>
          </table:table-cell>
          <table:table-cell office:value-type="float" office:value="0.001097" calcext:value-type="float">
            <text:p>0.001097</text:p>
          </table:table-cell>
          <table:table-cell table:style-name="ce3" office:value-type="float" office:value="0.0000111434" calcext:value-type="float">
            <text:p>1.11E-05</text:p>
          </table:table-cell>
          <table:table-cell office:value-type="float" office:value="0.000974054" calcext:value-type="float">
            <text:p>0.000974054</text:p>
          </table:table-cell>
          <table:table-cell table:style-name="ce3" office:value-type="float" office:value="0.00000803101" calcext:value-type="float">
            <text:p>8.03E-06</text:p>
          </table:table-cell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3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H8 bending angle (urad)</text:p>
          </table:table-cell>
          <table:table-cell office:value-type="string" calcext:value-type="string">
            <text:p>Width (x) (mm)</text:p>
          </table:table-cell>
          <table:table-cell office:value-type="string" calcext:value-type="string">
            <text:p>Length (z) (mm)</text:p>
          </table:table-cell>
          <table:table-cell office:value-type="string" calcext:value-type="string">
            <text:p>Fabrication</text:p>
          </table:table-cell>
          <table:table-cell office:value-type="string" calcext:value-type="string">
            <text:p>H8 test</text:p>
          </table:table-cell>
          <table:table-cell office:value-type="string" calcext:value-type="string">
            <text:p>Crystal Typ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Rc [m]</text:p>
          </table:table-cell>
          <table:table-cell table:style-name="ce18" office:value-type="string" calcext:value-type="string" table:number-columns-spanned="4" table:number-rows-spanned="1">
            <text:p>Key:</text:p>
          </table:table-cell>
          <table:covered-table-cell table:number-columns-repeated="2" table:style-name="ce22"/>
          <table:covered-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STF102</text:p>
          </table:table-cell>
          <table:table-cell office:value-type="string" calcext:value-type="string">
            <text:p>N. I. studies</text:p>
          </table:table-cell>
          <table:table-cell office:value-type="string" calcext:value-type="string">
            <text:p>N/A</text:p>
          </table:table-cell>
          <table:table-cell office:value-type="float" office:value="0.505" calcext:value-type="float">
            <text:p>0.505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19"/>
          <table:table-cell table:style-name="ce23" office:value-type="string" calcext:value-type="string" table:number-columns-spanned="3" table:number-rows-spanned="1">
            <text:p>Problem with the crystal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STF103</text:p>
          </table:table-cell>
          <table:table-cell office:value-type="string" calcext:value-type="string">
            <text:p>N. I. studies</text:p>
          </table:table-cell>
          <table:table-cell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1.881" calcext:value-type="float">
            <text:p>1.88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6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20"/>
          <table:table-cell table:style-name="ce23" office:value-type="string" calcext:value-type="string" table:number-columns-spanned="3" table:number-rows-spanned="1">
            <text:p>Already analyzed (2011 data)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STF10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21"/>
          <table:table-cell table:style-name="ce23" office:value-type="string" calcext:value-type="string" table:number-columns-spanned="3" table:number-rows-spanned="1">
            <text:p>Potential candidate (QM/Strip, after 2014, ThetaB&gt;100)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MSTI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/2013</text:p>
          </table:table-cell>
          <table:table-cell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15B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TF1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±0.05</text:p>
          </table:table-cell>
          <table:table-cell table:number-columns-repeated="2"/>
          <table:table-cell office:value-type="string" calcext:value-type="string">
            <text:p>Multi-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5</text:p>
          </table:table-cell>
          <table:table-cell office:value-type="string" calcext:value-type="string">
            <text:p>LHC (after LS1)</text:p>
          </table:table-cell>
          <table:table-cell office:value-type="string" calcext:value-type="string">
            <text:p>49±1</text:p>
          </table:table-cell>
          <table:table-cell office:value-type="string" calcext:value-type="string">
            <text:p>0.55±0.02</text:p>
          </table:table-cell>
          <table:table-cell office:value-type="string" calcext:value-type="string">
            <text:p>4.07±0.02</text:p>
          </table:table-cell>
          <table:table-cell office:value-type="string" calcext:value-type="string">
            <text:p>05/2015</text:p>
          </table:table-cell>
          <table:table-cell office:value-type="string" calcext:value-type="string">
            <text:p>06/06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6</text:p>
          </table:table-cell>
          <table:table-cell office:value-type="string" calcext:value-type="string">
            <text:p>LHC (after LS1)</text:p>
          </table:table-cell>
          <table:table-cell office:value-type="string" calcext:value-type="string">
            <text:p>41.5±1.5</text:p>
          </table:table-cell>
          <table:table-cell office:value-type="string" calcext:value-type="string">
            <text:p>0.55±0.02 </text:p>
          </table:table-cell>
          <table:table-cell office:value-type="string" calcext:value-type="string">
            <text:p>4.08±0.02 </text:p>
          </table:table-cell>
          <table:table-cell office:value-type="string" calcext:value-type="string">
            <text:p>05/2015</text:p>
          </table:table-cell>
          <table:table-cell office:value-type="string" calcext:value-type="string">
            <text:p>06/29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SI14-5</text:p>
          </table:table-cell>
          <table:table-cell table:style-name="ce4" office:value-type="string" calcext:value-type="string">
            <text:p>SPS</text:p>
          </table:table-cell>
          <table:table-cell table:style-name="ce9" office:value-type="string" calcext:value-type="string">
            <text:p>200-2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11/2014</text:p>
          </table:table-cell>
          <table:table-cell table:style-name="ce14" office:value-type="string" calcext:value-type="string">
            <text:p>12/14/2014</text:p>
          </table:table-cell>
          <table:table-cell table:style-name="ce4" office:value-type="string" calcext:value-type="string">
            <text:p>Multistrip</text:p>
          </table:table-cell>
          <table:table-cell table:style-name="ce4" office:value-type="string" calcext:value-type="string">
            <text:p>IHEP</text:p>
          </table:table-cell>
          <table:table-cell table:style-name="ce4" table:number-columns-repeated="1015"/>
        </table:table-row>
        <table:table-row table:style-name="ro1">
          <table:table-cell table:style-name="ce5" office:value-type="string" calcext:value-type="string">
            <text:p>QMP35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0.47" calcext:value-type="float">
            <text:p>0.47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13]*0.001/([.C13]*0.000001)" office:value-type="float" office:value="2.68571428571429" calcext:value-type="float">
            <text:p>2.6857142857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MSI14-3</text:p>
          </table:table-cell>
          <table:table-cell office:value-type="string" calcext:value-type="string">
            <text:p>SPS</text:p>
          </table:table-cell>
          <table:table-cell office:value-type="float" office:value="800" calcext:value-type="float">
            <text:p>800</text:p>
          </table:table-cell>
          <table:table-cell office:value-type="float" office:value="0.31" calcext:value-type="float">
            <text:p>0.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formula="of:=[.E14]*0.001/([.C14]*0.000001)" office:value-type="float" office:value="1.875" calcext:value-type="float">
            <text:p>1.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TF-13</text:p>
          </table:table-cell>
          <table:table-cell office:value-type="string" calcext:value-type="string">
            <text:p>SPS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3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formula="of:=[.E15]*0.001/([.C15]*0.000001)" office:value-type="float" office:value="2.56" calcext:value-type="float">
            <text:p>2.5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I11-1</text:p>
          </table:table-cell>
          <table:table-cell table:style-name="ce5"/>
          <table:table-cell table:style-name="ce10" office:value-type="float" office:value="350" calcext:value-type="float">
            <text:p>35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HEP</text:p>
          </table:table-cell>
          <table:table-cell table:formula="of:=[.E16]*0.001/([.C16]*0.000001)" office:value-type="float" office:value="8.57142857142857" calcext:value-type="float">
            <text:p>8.5714285714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STF49</text:p>
          </table:table-cell>
          <table:table-cell table:style-name="ce6"/>
          <table:table-cell table:style-name="ce11" office:value-type="float" office:value="246" calcext:value-type="float">
            <text:p>24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08/2011</text:p>
          </table:table-cell>
          <table:table-cell table:style-name="ce16" office:value-type="string" calcext:value-type="string">
            <text:p>09/11/2011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17]*0.001/([.C17]*0.000001)" office:value-type="float" office:value="3.2520325203252" calcext:value-type="float">
            <text:p>3.2520325203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MSTF</text:p>
          </table:table-cell>
          <table:table-cell office:value-type="string" calcext:value-type="string">
            <text:p>SPS?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formula="of:=[.E18]*0.001/([.C18]*0.000001)" office:value-type="float" office:value="4.76190476190476" calcext:value-type="float">
            <text:p>4.7619047619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TF38A</text:p>
          </table:table-cell>
          <table:table-cell table:style-name="ce6"/>
          <table:table-cell table:style-name="ce11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89" calcext:value-type="float">
            <text:p>1.89</text:p>
          </table:table-cell>
          <table:table-cell table:style-name="ce6"/>
          <table:table-cell table:style-name="ce16" office:value-type="string" calcext:value-type="string">
            <text:p>09/29/2010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19]*0.001/([.C19]*0.000001)" office:value-type="float" office:value="9.08653846153846" calcext:value-type="float">
            <text:p>9.0865384615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MSI14-1</text:p>
          </table:table-cell>
          <table:table-cell office:value-type="string" calcext:value-type="string">
            <text:p>SPS</text:p>
          </table:table-cell>
          <table:table-cell office:value-type="float" office:value="200" calcext:value-type="float">
            <text:p>200</text:p>
          </table:table-cell>
          <table:table-cell office:value-type="float" office:value="0.91" calcext:value-type="float">
            <text:p>0.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formula="of:=[.E20]*0.001/([.C20]*0.000001)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F18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76" calcext:value-type="float">
            <text:p>17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1]*0.001/([.C21]*0.000001)" office:value-type="float" office:value="11.3636363636364" calcext:value-type="float">
            <text:p>11.3636363636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36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06/2014</text:p>
          </table:table-cell>
          <table:table-cell table:style-name="ce15" office:value-type="string" calcext:value-type="string">
            <text:p>10/13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2]*0.001/([.C22]*0.000001)" office:value-type="float" office:value="2.85714285714286" calcext:value-type="float">
            <text:p>2.8571428571</text:p>
          </table:table-cell>
          <table:table-cell table:style-name="ce5" table:number-columns-repeated="1014"/>
        </table:table-row>
        <table:table-row table:style-name="ro1">
          <table:table-cell table:style-name="ce7" office:value-type="string" calcext:value-type="string">
            <text:p>STF48</text:p>
          </table:table-cell>
          <table:table-cell table:style-name="ce7"/>
          <table:table-cell table:style-name="ce12" office:value-type="float" office:value="170" calcext:value-type="float">
            <text:p>17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8/2011</text:p>
          </table:table-cell>
          <table:table-cell table:style-name="ce17" office:value-type="string" calcext:value-type="string">
            <text:p>09/10/2011</text:p>
          </table:table-cell>
          <table:table-cell table:style-name="ce7" office:value-type="string" calcext:value-type="string">
            <text:p>Strip</text:p>
          </table:table-cell>
          <table:table-cell table:style-name="ce7" office:value-type="string" calcext:value-type="string">
            <text:p>INFN</text:p>
          </table:table-cell>
          <table:table-cell table:formula="of:=[.E23]*0.001/([.C23]*0.000001)" office:value-type="float" office:value="11.7647058823529" calcext:value-type="float">
            <text:p>11.7647058824</text:p>
          </table:table-cell>
          <table:table-cell table:style-name="ce7" table:number-columns-repeated="1014"/>
        </table:table-row>
        <table:table-row table:style-name="ro1">
          <table:table-cell table:style-name="ce5" office:value-type="string" calcext:value-type="string">
            <text:p>STF81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65" calcext:value-type="float">
            <text:p>16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87" calcext:value-type="float">
            <text:p>1.87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4]*0.001/([.C24]*0.000001)" office:value-type="float" office:value="11.3333333333333" calcext:value-type="float">
            <text:p>11.3333333333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25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65" calcext:value-type="float">
            <text:p>165</text:p>
          </table:table-cell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2.1" calcext:value-type="float">
            <text:p>2.1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5]*0.001/([.C25]*0.000001)" office:value-type="float" office:value="12.7272727272727" calcext:value-type="float">
            <text:p>12.7272727273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QMP32</text:p>
          </table:table-cell>
          <table:table-cell table:style-name="ce6" office:value-type="string" calcext:value-type="string">
            <text:p>SPS</text:p>
          </table:table-cell>
          <table:table-cell table:style-name="ce11" office:value-type="float" office:value="160" calcext:value-type="float">
            <text:p>160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string" calcext:value-type="string">
            <text:p>08/2011</text:p>
          </table:table-cell>
          <table:table-cell table:style-name="ce16" office:value-type="string" calcext:value-type="string">
            <text:p>10/13/2014</text:p>
          </table:table-cell>
          <table:table-cell table:style-name="ce6" office:value-type="string" calcext:value-type="string">
            <text:p>Quasi-mosaic</text:p>
          </table:table-cell>
          <table:table-cell table:style-name="ce6" office:value-type="string" calcext:value-type="string">
            <text:p>PNPI</text:p>
          </table:table-cell>
          <table:table-cell table:formula="of:=[.E26]*0.001/([.C26]*0.000001)" office:value-type="float" office:value="6" calcext:value-type="float">
            <text:p>6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QMP39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60" calcext:value-type="float">
            <text:p>1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1/2014</text:p>
          </table:table-cell>
          <table:table-cell table:style-name="ce15" office:value-type="string" calcext:value-type="string">
            <text:p>12/10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7]*0.001/([.C27]*0.000001)" office:value-type="float" office:value="25" calcext:value-type="float">
            <text:p>25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TF40A</text:p>
          </table:table-cell>
          <table:table-cell table:style-name="ce5"/>
          <table:table-cell table:style-name="ce10" office:value-type="float" office:value="150" calcext:value-type="float">
            <text:p>150</text:p>
          </table:table-cell>
          <table:table-cell table:style-name="ce5" office:value-type="float" office:value="0.475" calcext:value-type="float">
            <text:p>0.47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09/29/2010</text:p>
          </table:table-cell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8]*0.001/([.C28]*0.000001)" office:value-type="float" office:value="6.66666666666667" calcext:value-type="float">
            <text:p>6.6666666667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STF45A</text:p>
          </table:table-cell>
          <table:table-cell table:style-name="ce6"/>
          <table:table-cell table:style-name="ce11" office:value-type="float" office:value="150" calcext:value-type="float">
            <text:p>150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6" office:value-type="string" calcext:value-type="string">
            <text:p>09/30/2010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29]*0.001/([.C29]*0.000001)" office:value-type="float" office:value="13.3333333333333" calcext:value-type="float">
            <text:p>13.3333333333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QMP38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45" calcext:value-type="float">
            <text:p>1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1/2014</text:p>
          </table:table-cell>
          <table:table-cell table:style-name="ce15" office:value-type="string" calcext:value-type="string">
            <text:p>12/10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30]*0.001/([.C30]*0.000001)" office:value-type="float" office:value="27.5862068965517" calcext:value-type="float">
            <text:p>27.5862068966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15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40" calcext:value-type="float">
            <text:p>14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.976" calcext:value-type="float">
            <text:p>1.976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31]*0.001/([.C31]*0.000001)" office:value-type="float" office:value="14.1142857142857" calcext:value-type="float">
            <text:p>14.1142857143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TF9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25" calcext:value-type="float">
            <text:p>1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3/2015</text:p>
          </table:table-cell>
          <table:table-cell table:style-name="ce15" office:value-type="string" calcext:value-type="string">
            <text:p>10/13/2014</text:p>
          </table:table-cell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32]*0.001/([.C32]*0.000001)" office:value-type="float" office:value="16" calcext:value-type="float">
            <text:p>16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QMP27</text:p>
          </table:table-cell>
          <table:table-cell table:style-name="ce6"/>
          <table:table-cell table:style-name="ce11" office:value-type="float" office:value="116" calcext:value-type="float">
            <text:p>116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float" office:value="1.77" calcext:value-type="float">
            <text:p>1.77</text:p>
          </table:table-cell>
          <table:table-cell table:style-name="ce6"/>
          <table:table-cell table:style-name="ce16"/>
          <table:table-cell table:style-name="ce6" office:value-type="string" calcext:value-type="string">
            <text:p>Quasi-mosaic</text:p>
          </table:table-cell>
          <table:table-cell table:style-name="ce6" office:value-type="string" calcext:value-type="string">
            <text:p>PNPI</text:p>
          </table:table-cell>
          <table:table-cell table:formula="of:=[.E33]*0.001/([.C33]*0.000001)" office:value-type="float" office:value="15.2586206896552" calcext:value-type="float">
            <text:p>15.2586206897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STF99</text:p>
          </table:table-cell>
          <table:table-cell table:style-name="ce5" office:value-type="string" calcext:value-type="string">
            <text:p>N.I. studies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2.008" calcext:value-type="float">
            <text:p>2.008</text:p>
          </table:table-cell>
          <table:table-cell table:style-name="ce5" office:value-type="float" office:value="1.994" calcext:value-type="float">
            <text:p>1.994</text:p>
          </table:table-cell>
          <table:table-cell table:style-name="ce5" office:value-type="string" calcext:value-type="string">
            <text:p>02/2015</text:p>
          </table:table-cell>
          <table:table-cell table:style-name="ce15" office:value-type="string" calcext:value-type="string">
            <text:p>02/14/2015, 05/01/2015</text:p>
          </table:table-cell>
          <table:table-cell table:style-name="ce5" office:value-type="string" calcext:value-type="string">
            <text:p>Silicon strip - plane (110) - axis </text:p>
          </table:table-cell>
          <table:table-cell table:style-name="ce5" office:value-type="string" calcext:value-type="string">
            <text:p>INFN</text:p>
          </table:table-cell>
          <table:table-cell table:formula="of:=[.E34]*0.001/([.C34]*0.000001)" office:value-type="float" office:value="19.94" calcext:value-type="float">
            <text:p>19.94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MSTI13</text:p>
          </table:table-cell>
          <table:table-cell office:value-type="string" calcext:value-type="string">
            <text:p>N/A</text:p>
          </table:table-cell>
          <table:table-cell office:value-type="float" office:value="97.5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6</text:p>
          </table:table-cell>
          <table:table-cell office:value-type="string" calcext:value-type="string">
            <text:p>LHC (after LS1)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3</text:p>
          </table:table-cell>
          <table:table-cell office:value-type="string" calcext:value-type="string">
            <text:p>10/13/2014, 04/01/2015, 02/13/2015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53</text:p>
          </table:table-cell>
          <table:table-cell office:value-type="string" calcext:value-type="string">
            <text:p>LHC (after LS1)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3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52</text:p>
          </table:table-cell>
          <table:table-cell office:value-type="string" calcext:value-type="string">
            <text:p>LHC (after LS1)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3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46</text:p>
          </table:table-cell>
          <table:table-cell office:value-type="string" calcext:value-type="string">
            <text:p><text:s/>LHC (after LS1)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4/29/2015, 05/05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I11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08/2011</text:p>
          </table:table-cell>
          <table:table-cell office:value-type="string" calcext:value-type="string">
            <text:p>09/09/2011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6" office:value-type="string" calcext:value-type="string">
            <text:p>STF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3</text:p>
          </table:table-cell>
          <table:table-cell office:value-type="string" calcext:value-type="string">
            <text:p>LHC (after LS1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/2013</text:p>
          </table:table-cell>
          <table:table-cell office:value-type="string" calcext:value-type="string">
            <text:p>10/13/2014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P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09/12/2011</text:p>
          </table:table-cell>
          <table:table-cell office:value-type="string" calcext:value-type="string">
            <text:p>Thin flat (straight)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F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 (5 of active region)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Thin mirror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F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 (5 of active region)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Thin flat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XRF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Strip (flat)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6" office:value-type="string" calcext:value-type="string">
            <text:p>QMP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XRF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Strip (flat)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100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24" calcext:value-type="float">
            <text:p>1.024</text:p>
          </table:table-cell>
          <table:table-cell office:value-type="float" office:value="1.954" calcext:value-type="float">
            <text:p>1.954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2/2015, 05/02/2015, 06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40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101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04" calcext:value-type="float">
            <text:p>1.004</text:p>
          </table:table-cell>
          <table:table-cell office:value-type="float" office:value="1.988" calcext:value-type="float">
            <text:p>1.988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2/2015, 05/03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6" office:value-type="string" calcext:value-type="string">
            <text:p>STF45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98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17" calcext:value-type="float">
            <text:p>1.017</text:p>
          </table:table-cell>
          <table:table-cell office:value-type="float" office:value="1.968" calcext:value-type="float">
            <text:p>1.968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3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TF50</text:p>
          </table:table-cell>
          <table:table-cell table:style-name="ce7" office:value-type="string" calcext:value-type="string">
            <text:p>SPS</text:p>
          </table:table-cell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8/2011</text:p>
          </table:table-cell>
          <table:table-cell table:style-name="ce17" office:value-type="string" calcext:value-type="string">
            <text:p>07/01/2012</text:p>
          </table:table-cell>
          <table:table-cell table:style-name="ce7" office:value-type="string" calcext:value-type="string">
            <text:p>Strip</text:p>
          </table:table-cell>
          <table:table-cell table:style-name="ce7" office:value-type="string" calcext:value-type="string">
            <text:p>INFN</text:p>
          </table:table-cell>
          <table:table-cell table:style-name="ce7" table:number-columns-repeated="2"/>
          <table:table-cell table:style-name="ce5" office:value-type="string" calcext:value-type="string">
            <text:p>QMP15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STF51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1</text:p>
          </table:table-cell>
          <table:table-cell office:value-type="string" calcext:value-type="string">
            <text:p>07/01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28</text:p>
          </table:table-cell>
          <table:table-cell office:value-type="string" calcext:value-type="string">
            <text:p>LHC (before LS1)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6" office:value-type="string" calcext:value-type="string">
            <text:p>QMP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29</text:p>
          </table:table-cell>
          <table:table-cell office:value-type="string" calcext:value-type="string">
            <text:p>LHC (before LS1)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26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73" calcext:value-type="float">
            <text:p>1.973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0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1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2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9/2012</text:p>
          </table:table-cell>
          <table:table-cell office:value-type="string" calcext:value-type="string">
            <text:p>10/13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6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1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2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3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4</text:p>
          </table:table-cell>
          <table:table-cell office:value-type="string" calcext:value-type="string">
            <text:p>SP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7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7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0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I11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1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2-1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QMP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2-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STF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1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2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3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40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4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QMP1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string" calcext:value-type="string">
            <text:p>STF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string" calcext:value-type="string">
            <text:p>STF99</text:p>
          </table:table-cell>
          <table:table-cell table:number-columns-repeated="101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4:Sheet1.N2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2:Sheet2.I72" table:contains-header="false">
          <table:sort>
            <table:sort-by table:field-number="2" table:order="descending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4:47:50.775661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30:44.324873366</meta:creation-date>
    <dc:date>2016-10-28T15:12:48.147001192</dc:date>
    <meta:editing-duration>PT9H56M20S</meta:editing-duration>
    <meta:editing-cycles>18</meta:editing-cycles>
    <meta:generator>LibreOffice/5.1.4.2$Linux_X86_64 LibreOffice_project/10m0$Build-2</meta:generator>
    <meta:document-statistic meta:table-count="2" meta:cell-count="852" meta:object-count="0"/>
  </office:meta>
</office:document-meta>
</file>